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7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And A Very Special Guest !!!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bby Bluehouse &amp; Special G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by Bluehouse</text:p>
          </table:table-cell>
        </table:table-row>
        <table:table-row table:style-name="ro1">
          <table:table-cell office:value-type="string" calcext:value-type="string">
            <text:p>Cyril Neville's Swampfunk feat. Willie Green, Cranston Clements, Nigel Hall, Carl Dufrene &amp; other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B/CHUCK/BOB/JEFF Special Guest Bob Hamil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J Special Gu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ic Wortham Trio w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lagher's Guest Hou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host Gu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host Ship Octavius with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es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uest : Danyel WA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est Art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uest Peter Matthew Bauer (of The Walkmen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ests to be confirm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use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Jamboree Band and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y Geils (Special Guest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oe Lovano Special Guest with the BNR Big B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hnny Vidacovich &amp;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rl Denson Special Guest w/Phil Lesh &amp; Frien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atrina Resewehr Matthew White Ross Woodland &amp; Special Guest Damian Pampe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p Winger with Special Guest Andy Timmons, Rod Morgenstein and Mark Huds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ura Goldhamer &amp;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ah B + Gu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ftover Salmon W/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y Special Guests!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k Stone w/Special Guest Todd Jameson Acoust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'das and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key B3, With Special Guest Dorian Ru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rco Special Guest W/ Killer Que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sical Guest on The Latest Thing in Spartanburg w/ Tim Gi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West Guitar Group with Special Guest Spencer Da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cole Moudaber B2B Unannounced Special Gu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 Special Guests T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us Special Guests TB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lus Very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ord Release Celebration with Very Special Guests!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union de la Familia w/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ert Jon &amp; the Wreck, Keepers of the Sun, Amherst Aisle, and a surprise Special Guest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rto Bettelli Special Guest- guit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cret Guest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Secret Guest Headli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ret Special Gue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ckeye feat. Greg Garrison, Alwyn Robinson +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olo Gu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 Guests: Toy Sold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pecial Guest (A Song For You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ecial Guest - Marcus Strickl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Aaron Johnston -dr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DJ T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Dj to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Don Pr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Jeff Rober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Jordan Chapm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Kate Loren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Kelly Mull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Mysti Mo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 Stinky Din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: Stringalong Jim Smudgebott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pecial Guests ( To be Announce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s + NXN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ecial Guests S.A.M. (Irish Folk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s TB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pecial Guests Vika &amp; Lin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s: Aaron Watson and Chris Bull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cial Guests: Dirty Diamon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Guests: Hog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cial Guests: The Amazing App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cial Surprise Gu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ve Maggiora w/ Special Gue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rprise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rprize Guest DJ (!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rprize Guest!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Dirtball And 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Dirtball W/ Guests JNX/Severed The impaler/Toxic Leaf/Dylan The Kid/ Mota Mouth J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Dirtball W/special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e Unexpected Gu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is Months Guest Chad Sull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mmy Reilly Pus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res Calhoun (Gues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welcome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upié (full Band) + Gu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ous Special Gu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ry Special Guest Mino Cinelu percus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/ Very Special Gu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 Guest. Hosted by Mat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b/chuck alvarez/bill saitta/jeff olson Special Guest Debbie Dav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/ Special Guest Phil Le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/ Special Guest Squidly Cole!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/ Special Guests 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4T21:19:32.349520846</meta:creation-date>
    <dc:date>2019-09-14T21:26:39.261690566</dc:date>
    <meta:editing-duration>PT7M7S</meta:editing-duration>
    <meta:editing-cycles>1</meta:editing-cycles>
    <meta:document-statistic meta:table-count="1" meta:cell-count="189" meta:object-count="0"/>
    <meta:generator>LibreOffice/6.3.1.2$Linux_X86_64 LibreOffice_project/30$Build-2</meta:generator>
  </office:meta>
</office:document-meta>
</file>